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left="1cm" fo:margin-right="1cm" fo:text-indent="0cm" style:auto-text-indent="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3d27"/>Docker:PHP/PDO + MySQL.. How to?</text:h>
      <text:p text:style-name="P1"/>
      <text:p text:style-name="Text_20_body"><text:a xlink:type="simple" xlink:href="https://unsplash.com/@fabioha?utm_source=medium&amp;utm_medium=referral" office:target-frame-name="_blank" xlink:show="new" text:style-name="Internet_20_link" text:visited-style-name="Visited_20_Internet_20_Link">fabio</text:a> on Unsplash</text:p>
      <text:p text:style-name="Text_20_body"><text:bookmark text:name="6cdd"/><text:span text:style-name="Strong_20_Emphasis">Context</text:span>: a PHP server and a MySQL database. This is a very common setup. <text:span text:style-name="Strong_20_Emphasis">You’ve to create a PHP script that interact with that database</text:span>, but you’ve no access to the server because only script from localhost works due to firewall security restriction for example.</text:p>
      <text:p text:style-name="Text_20_body"><text:bookmark text:name="586e"/><text:span text:style-name="Strong_20_Emphasis">Problem:</text:span> To test your script you’ve to open a FTP client, upload the .php script to the server and test it. Every time the php file changes you’ve to repeat this procedure, not considering that make attempts in production is a very bad practice.</text:p>
      <text:p text:style-name="P2"><text:bookmark text:name="4613"/><text:span text:style-name="Strong_20_Emphasis">Solution: Docker</text:span> can come to rescue as he let the developer to create in a few steps an environment similar to the production one. <text:span text:style-name="Emphasis">This even allow developer testing their code in a local environment without fear to make mistakes!</text:span></text:p>
      <text:p text:style-name="Text_20_body"><text:bookmark text:name="0636"/>There are ready to use containers for <text:a xlink:type="simple" xlink:href="https://hub.docker.com/_/php" office:target-frame-name="_blank" xlink:show="new" text:style-name="Internet_20_link" text:visited-style-name="Visited_20_Internet_20_Link">PHP</text:a> and <text:a xlink:type="simple" xlink:href="https://hub.docker.com/_/mysql" office:target-frame-name="_blank" xlink:show="new" text:style-name="Internet_20_link" text:visited-style-name="Visited_20_Internet_20_Link">MySQL</text:a>, many tutorial and online resources that tell how to put them together with and without <text:span text:style-name="Emphasis">docker-compose. </text:span>I found <text:a xlink:type="simple" xlink:href="https://alysivji.github.io/php-mysql-docker-containers.html" office:target-frame-name="_blank" xlink:show="new" text:style-name="Internet_20_link" text:visited-style-name="Visited_20_Internet_20_Link">this one</text:a> very useful using docker-compose, and <text:a xlink:type="simple" xlink:href="https://severalnines.com/database-blog/mysql-docker-containers-understanding-basics" office:target-frame-name="_blank" xlink:show="new" text:style-name="Internet_20_link" text:visited-style-name="Visited_20_Internet_20_Link">this one</text:a> not using it, but <text:span text:style-name="Strong_20_Emphasis">I struggled trying to use PHP+PDO to simply open a connection with my MySQL database only reading these articles</text:span>. The reason why I’d use PDO is that MySQLi extension has been deprecated, as <text:a xlink:type="simple" xlink:href="https://www.w3schools.com/php/php_mysql_connect.asp" office:target-frame-name="_blank" xlink:show="new" text:style-name="Internet_20_link" text:visited-style-name="Visited_20_Internet_20_Link">W3C says</text:a>.</text:p>
      <text:p text:style-name="Text_20_body"><text:bookmark text:name="3762"/><text:span text:style-name="Strong_20_Emphasis">Environment configuration problems (the reason why I’m writing this article): </text:span>Communication from Host to MySQL container worked, but communication from PHP container to MySQL container not.</text:p>
      <text:p text:style-name="P2"><text:bookmark text:name="8ce7"/>docker-compose and an adequate variable assignment in the .php file are the keys to solve the problem</text:p>
      <text:p text:style-name="Text_20_body"><text:bookmark text:name="b46b"/>Here’s my docker-compose:</text:p>
      <text:p text:style-name="Text_20_body"/>
      <text:p text:style-name="Preformatted_20_Text">version: '3'</text:p>
      <text:p text:style-name="Preformatted_20_Text"/>
      <text:p text:style-name="Preformatted_20_Text">services:</text:p>
      <text:p text:style-name="Preformatted_20_Text"><text:s text:c="2"/>database:</text:p>
      <text:p text:style-name="Preformatted_20_Text"><text:s text:c="4"/>image: mysql:5.7</text:p>
      <text:p text:style-name="Preformatted_20_Text"><text:s text:c="4"/>environment:</text:p>
      <text:p text:style-name="Preformatted_20_Text"><text:s text:c="6"/>MYSQL_ROOT_PASSWORD: 123</text:p>
      <text:p text:style-name="Preformatted_20_Text"><text:s text:c="6"/>MYSQL_DATABASE: stt_db</text:p>
      <text:p text:style-name="Preformatted_20_Text"><text:s text:c="6"/>MYSQL_USER: devuser</text:p>
      <text:p text:style-name="Preformatted_20_Text"><text:s text:c="6"/>MYSQL_PASSWORD: 123</text:p>
      <text:p text:style-name="Preformatted_20_Text"><text:s text:c="4"/>ports:</text:p>
      <text:p text:style-name="Preformatted_20_Text"><text:s text:c="6"/>- "9906:3306"</text:p>
      <text:p text:style-name="Preformatted_20_Text"><text:s text:c="2"/>web:</text:p>
      <text:p text:style-name="Preformatted_20_Text"><text:s text:c="4"/>build: .</text:p>
      <text:p text:style-name="Preformatted_20_Text"><text:s text:c="4"/>container_name: php_web</text:p>
      <text:p text:style-name="Preformatted_20_Text"><text:s text:c="4"/>depends_on:</text:p>
      <text:p text:style-name="Preformatted_20_Text"><text:s text:c="6"/>- database</text:p>
      <text:p text:style-name="Preformatted_20_Text"><text:s text:c="4"/>volumes:</text:p>
      <text:p text:style-name="Preformatted_20_Text"><text:s text:c="6"/>- ./local/:/var/www/html/</text:p>
      <text:p text:style-name="Preformatted_20_Text"><text:s text:c="4"/>ports:</text:p>
      <text:p text:style-name="Preformatted_20_Text"><text:s text:c="6"/>- "8100:80"</text:p>
      <text:p text:style-name="Preformatted_20_Text"><text:s text:c="4"/>stdin_open: true</text:p>
      <text:p text:style-name="P3"><text:soft-page-break/><text:s text:c="4"/>tty: true</text:p>
      <text:p text:style-name="Text_20_body"/>
      <text:p text:style-name="Text_20_body"><text:bookmark text:name="81a5"/>We can see that db image has left as is (mysql:5.7), but not the web one, since we’ve to install PDO extension to the base PHP image. Note that both containers are exposed to host by ports 8100 for PHP container and by 9906 port for MySQL database: in this way we can connect to it through <text:a xlink:type="simple" xlink:href="https://dev.mysql.com/doc/refman/8.0/en/mysql.html" office:target-frame-name="_blank" xlink:show="new" text:style-name="Internet_20_link" text:visited-style-name="Visited_20_Internet_20_Link">mysql-cli</text:a> from host terminal with a command like the one below:</text:p>
      <text:p text:style-name="Text_20_body">mysql -uroot -p123 -h127.0.0.1 -P9906</text:p>
      <text:p text:style-name="Text_20_body"><text:bookmark text:name="c6bd"/>where -P stands for “Port” and must match with the hots-exposed one defined in docker-compose. -p stands for “password” and -u stands for “user”.</text:p>
      <text:p text:style-name="Text_20_body"><text:bookmark text:name="0c12"/>Below the Dockerfile</text:p>
      <text:p text:style-name="Preformatted_20_Text">FROM php:7.4-cli</text:p>
      <text:p text:style-name="Preformatted_20_Text">COPY ./local /usr/src/dst_folder</text:p>
      <text:p text:style-name="Preformatted_20_Text">WORKDIR /usr/src/dst_folder</text:p>
      <text:p text:style-name="P3">RUN docker-php-ext-install pdo pdo_mysql</text:p>
      <text:p text:style-name="Text_20_body"/>
      <text:p text:style-name="Text_20_body"><text:bookmark text:name="46ca"/>last line install the required extensions.</text:p>
      <text:p text:style-name="Text_20_body"><text:bookmark text:name="40b7"/>At the end, this is my MySQL PHP connection script:</text:p>
      <text:p text:style-name="Preformatted_20_Text">&lt;html&gt;</text:p>
      <text:p text:style-name="Preformatted_20_Text"><text:s/>&lt;head&gt;</text:p>
      <text:p text:style-name="Preformatted_20_Text"><text:s text:c="2"/>&lt;title&gt;PHP Test&lt;/title&gt;</text:p>
      <text:p text:style-name="Preformatted_20_Text"><text:s/>&lt;/head&gt;</text:p>
      <text:p text:style-name="Preformatted_20_Text"><text:s/>&lt;body&gt;</text:p>
      <text:p text:style-name="Preformatted_20_Text"><text:s/>&lt;?php <text:s/></text:p>
      <text:p text:style-name="Preformatted_20_Text"><text:s/>$servername = "database";</text:p>
      <text:p text:style-name="Preformatted_20_Text"><text:s/>$username = "root";</text:p>
      <text:p text:style-name="Preformatted_20_Text"><text:s/>$password = "123";</text:p>
      <text:p text:style-name="Preformatted_20_Text"><text:s/>$dbname = "stt_db";</text:p>
      <text:p text:style-name="Preformatted_20_Text"><text:s/>$port = "3306";</text:p>
      <text:p text:style-name="Preformatted_20_Text"><text:s/></text:p>
      <text:p text:style-name="Preformatted_20_Text"><text:s/>try{</text:p>
      <text:p text:style-name="Preformatted_20_Text"><text:s text:c="4"/>$conn = new PDO("mysql:host=$servername;port=$port;dbname=$dbname",$username,$password);</text:p>
      <text:p text:style-name="Preformatted_20_Text"><text:s text:c="4"/>$conn -&gt; setAttribute(PDO::ATTR_ERRMODE,PDO::ERRMODE_EXCEPTION);</text:p>
      <text:p text:style-name="Preformatted_20_Text"><text:s text:c="4"/>echo "Connected succesfully";</text:p>
      <text:p text:style-name="Preformatted_20_Text"><text:s/>} catch(PDOException $e){</text:p>
      <text:p text:style-name="Preformatted_20_Text"><text:s text:c="4"/>echo "Connection failed: " . $e -&gt; getMessage();</text:p>
      <text:p text:style-name="Preformatted_20_Text"><text:s/>}</text:p>
      <text:p text:style-name="Preformatted_20_Text"><text:s/>?&gt; </text:p>
      <text:p text:style-name="Preformatted_20_Text"><text:s/>&lt;/body&gt;</text:p>
      <text:p text:style-name="P3">&lt;/html&gt;</text:p>
      <text:p text:style-name="Text_20_body"/>
      <text:p text:style-name="Text_20_body"><text:bookmark text:name="8927"/>note two important things:</text:p>
      <text:list xml:id="list2605041155" text:style-name="L1">
        <text:list-item>
          <text:p text:style-name="P5"><text:bookmark text:name="3f05"/>$servername is set to the <text:span text:style-name="Emphasis">mysql service name </text:span>in docker-compose.yml since docker-compose allow containers declared inside <text:span text:style-name="Emphasis">docker-compose.yml </text:span>to communicate each other by service name. No worries about IP address</text:p>
        </text:list-item>
        <text:list-item>
          <text:p text:style-name="P5"><text:bookmark text:name="cc3a"/><text:soft-page-break/>$port is set to the in-network port where “in-network” is the one created automatically by docker-compose when run by “docker-compose up”</text:p>
        </text:list-item>
        <text:list-item>
          <text:p text:style-name="P4"><text:bookmark text:name="6f82"/>browse <text:a xlink:type="simple" xlink:href="http://localhost:8100/" office:target-frame-name="_blank" xlink:show="new" text:style-name="Internet_20_link" text:visited-style-name="Visited_20_Internet_20_Link">http://localhost:8100</text:a> and you’ll se the message: “Connected succesfully”</text:p>
        </text:list-item>
      </text:list>
      <text:p text:style-name="Standard"><text:a xlink:type="simple" xlink:href="https://blog.devgenius.io/docker-php-pdo-mysql-how-to-8c0aee437539" text:style-name="Internet_20_link" text:visited-style-name="Visited_20_Internet_20_Link">https://blog.devgenius.io/docker-php-pdo-mysql-how-to-8c0aee437539</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2:57:41.240006535</meta:creation-date>
    <dc:date>2022-03-22T13:00:44.452677117</dc:date>
    <meta:editing-duration>PT2M13S</meta:editing-duration>
    <meta:editing-cycles>8</meta:editing-cycles>
    <meta:generator>LibreOffice/6.4.7.2$Linux_X86_64 LibreOffice_project/40$Build-2</meta:generator>
    <meta:document-statistic meta:table-count="0" meta:image-count="0" meta:object-count="0" meta:page-count="3" meta:paragraph-count="68" meta:word-count="537" meta:character-count="3665" meta:non-whitespace-character-count="3070"/>
  </office:meta>
</office:document-meta>
</file>